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49cm"/>
    </style:style>
    <style:style style:name="co3" style:family="table-column">
      <style:table-column-properties fo:break-before="auto" style:column-width="2.85cm"/>
    </style:style>
    <style:style style:name="co4" style:family="table-column">
      <style:table-column-properties fo:break-before="auto" style:column-width="2.76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0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Tabl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Tabla 1: Impacto del entorno multiproceso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2" office:value-type="string">
            <text:p>Tiempo medio</text:p>
          </table:table-cell>
          <table:table-cell table:style-name="ce2" office:value-type="string">
            <text:p>Tiempo máximo</text:p>
          </table:table-cell>
          <table:table-cell table:style-name="ce2" office:value-type="string">
            <text:p>Tiempo mínimo</text:p>
          </table:table-cell>
        </table:table-row>
        <table:table-row table:style-name="ro2">
          <table:table-cell table:style-name="ce2" office:value-type="string">
            <text:p>1 instancia</text:p>
          </table:table-cell>
          <table:table-cell table:style-name="ce2" office:value-type="float" office:value="8.346">
            <text:p>8,346</text:p>
          </table:table-cell>
          <table:table-cell table:style-name="ce2" office:value-type="float" office:value="8.36">
            <text:p>8,36</text:p>
          </table:table-cell>
          <table:table-cell table:style-name="ce2" office:value-type="float" office:value="8.34">
            <text:p>8,34</text:p>
          </table:table-cell>
        </table:table-row>
        <table:table-row table:style-name="ro2">
          <table:table-cell table:style-name="ce2" office:value-type="string">
            <text:p>2 instancias</text:p>
          </table:table-cell>
          <table:table-cell table:style-name="ce2" office:value-type="float" office:value="8.556">
            <text:p>8,556</text:p>
          </table:table-cell>
          <table:table-cell table:style-name="ce2" office:value-type="float" office:value="8.59">
            <text:p>8,59</text:p>
          </table:table-cell>
          <table:table-cell table:style-name="ce2" office:value-type="float" office:value="8.55">
            <text:p>8,55</text:p>
          </table:table-cell>
        </table:table-row>
        <table:table-row table:style-name="ro2">
          <table:table-cell table:style-name="ce2" office:value-type="string">
            <text:p>5 instancias</text:p>
          </table:table-cell>
          <table:table-cell table:style-name="ce2" office:value-type="float" office:value="8.734">
            <text:p>8,734</text:p>
          </table:table-cell>
          <table:table-cell table:style-name="ce2" office:value-type="float" office:value="8.74">
            <text:p>8,74</text:p>
          </table:table-cell>
          <table:table-cell table:style-name="ce2" office:value-type="float" office:value="8.66">
            <text:p>8,66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>
            <draw:frame table:end-cell-address="Tabla1.F32" table:end-x="1.503cm" table:end-y="0.451cm" draw:z-index="0" draw:style-name="gr1" svg:width="13.753cm" svg:height="10.81cm" svg:x="0.441cm" svg:y="0.027cm">
              <draw:object draw:notify-on-update-of-ranges="Tabla1.A4:Tabla1.A6 Tabla1.B4:Tabla1.B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</table:table>
      <table:table table:name="Tabla2" table:style-name="ta1" table:print="false"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Tabla 2: Impacto de la prioridad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3" office:value-type="string">
            <text:p>1fib</text:p>
          </table:table-cell>
          <table:table-cell table:style-name="ce3" office:value-type="string">
            <text:p>BAJA_PRIO_FIB</text:p>
          </table:table-cell>
        </table:table-row>
        <table:table-row table:style-name="ro2">
          <table:table-cell table:style-name="ce2" office:value-type="string">
            <text:p>1 instancia</text:p>
          </table:table-cell>
          <table:table-cell table:style-name="ce2" office:value-type="float" office:value="8.34">
            <text:p>8,34</text:p>
          </table:table-cell>
          <table:table-cell table:style-name="ce2" office:value-type="float" office:value="8.41">
            <text:p>8,41</text:p>
          </table:table-cell>
        </table:table-row>
        <table:table-row table:style-name="ro2">
          <table:table-cell table:style-name="ce2" office:value-type="string">
            <text:p>2 instancias</text:p>
          </table:table-cell>
          <table:table-cell table:style-name="ce2" office:value-type="float" office:value="8.56">
            <text:p>8,56</text:p>
          </table:table-cell>
          <table:table-cell table:style-name="ce2" office:value-type="float" office:value="8.64">
            <text:p>8,64</text:p>
          </table:table-cell>
        </table:table-row>
        <table:table-row table:style-name="ro2">
          <table:table-cell table:style-name="ce2" office:value-type="string">
            <text:p>5 instancias</text:p>
          </table:table-cell>
          <table:table-cell table:style-name="ce2" office:value-type="float" office:value="8.73">
            <text:p>8,73</text:p>
          </table:table-cell>
          <table:table-cell table:style-name="ce2" office:value-type="float" office:value="8.89">
            <text:p>8,8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>
            <draw:frame table:end-cell-address="Tabla2.H31" table:end-x="1.931cm" table:end-y="0.027cm" draw:z-index="0" draw:style-name="gr1" svg:width="17.665cm" svg:height="10.286cm" svg:x="0.899cm" svg:y="0.128cm">
              <draw:object draw:notify-on-update-of-ranges="Tabla2.A4:Tabla2.A6 Tabla2.B3:Tabla2.B3 Tabla2.B4:Tabla2.B6 Tabla2.C3:Tabla2.C3 Tabla2.C4:Tabla2.C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phy </meta:initial-creator>
    <meta:creation-date>2011-02-15T10:35:29</meta:creation-date>
    <dc:date>2016-04-13T16:54:51</dc:date>
    <meta:editing-duration>PT40M42S</meta:editing-duration>
    <meta:editing-cycles>8</meta:editing-cycles>
    <meta:generator>LibreOffice/3.5$Linux_x86 LibreOffice_project/350m1$Build-2</meta:generator>
    <meta:document-statistic meta:table-count="3" meta:cell-count="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754cm" svg:height="10.811cm" xlink:href=".." xlink:type="simple" chart:class="chart:bar" chart:style-name="ch1">
        <chart:title svg:x="3.5cm" svg:y="0.352cm" chart:style-name="ch2">
          <text:p>Impacto del entorno multiproceso</text:p>
        </chart:title>
        <chart:plot-area chart:style-name="ch3" table:cell-range-address="Tabla1.A4:Tabla1.B6" chart:data-source-has-labels="column" svg:x="0.725cm" svg:y="1.779cm" svg:width="12.479cm" svg:height="8.396cm">
          <chartooo:coordinate-region svg:x="1.373cm" svg:y="1.94cm" svg:width="11.831cm" svg:height="7.668cm"/>
          <chart:axis chart:dimension="x" chart:name="primary-x" chart:style-name="ch4" chartooo:axis-type="text">
            <chart:categories table:cell-range-address="Tabla1.A4:Tabla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a1.B4:Tabla1.B6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 instancia</text:p>
                <draw:g>
                  <svg:desc>Tabla1.A4:Tabla1.A6</svg:desc>
                </draw:g>
              </table:table-cell>
              <table:table-cell office:value-type="float" office:value="8.346">
                <text:p>8.346</text:p>
                <draw:g>
                  <svg:desc>Tabla1.B4:Tabla1.B6</svg:desc>
                </draw:g>
              </table:table-cell>
            </table:table-row>
            <table:table-row>
              <table:table-cell office:value-type="string">
                <text:p>2 instancias</text:p>
              </table:table-cell>
              <table:table-cell office:value-type="float" office:value="8.556">
                <text:p>8.556</text:p>
              </table:table-cell>
            </table:table-row>
            <table:table-row>
              <table:table-cell office:value-type="string">
                <text:p>5 instancias</text:p>
              </table:table-cell>
              <table:table-cell office:value-type="float" office:value="8.734">
                <text:p>8.7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666cm" svg:height="10.287cm" xlink:href=".." xlink:type="simple" chart:class="chart:bar" chart:style-name="ch1">
        <chart:title svg:x="6.488cm" svg:y="0.341cm" chart:style-name="ch2">
          <text:p>Impacto de la prioridad</text:p>
        </chart:title>
        <chart:legend chart:legend-position="end" svg:x="14.788cm" svg:y="4.674cm" style:legend-expansion="high" chart:style-name="ch3"/>
        <chart:plot-area chart:style-name="ch4" table:cell-range-address="Tabla2.A4:Tabla2.C6 Tabla2.B3:Tabla2.C3" chart:data-source-has-labels="both" svg:x="1.364cm" svg:y="1.735cm" svg:width="12.719cm" svg:height="7.927cm">
          <chartooo:coordinate-region svg:x="2.012cm" svg:y="1.895cm" svg:width="12.071cm" svg:height="7.199cm"/>
          <chart:axis chart:dimension="x" chart:name="primary-x" chart:style-name="ch5" chartooo:axis-type="text">
            <chart:categories table:cell-range-address="Tabla2.A4:Tabla2.A6"/>
          </chart:axis>
          <chart:axis chart:dimension="y" chart:name="primary-y" chart:style-name="ch6">
            <chart:title svg:x="0.451cm" svg:y="6.496cm" chart:style-name="ch7">
              <text:p>Segundos</text:p>
            </chart:title>
            <chart:grid chart:style-name="ch8" chart:class="major"/>
          </chart:axis>
          <chart:series chart:style-name="ch9" chart:values-cell-range-address="Tabla2.B4:Tabla2.B6" chart:label-cell-address="Tabla2.B3:Tabla2.B3" chart:class="chart:bar">
            <chart:data-point chart:repeated="3"/>
          </chart:series>
          <chart:series chart:style-name="ch10" chart:values-cell-range-address="Tabla2.C4:Tabla2.C6" chart:label-cell-address="Tabla2.C3:Tabla2.C3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fib</text:p>
                <draw:g>
                  <svg:desc>Tabla2.B3:Tabla2.B3</svg:desc>
                </draw:g>
              </table:table-cell>
              <table:table-cell office:value-type="string">
                <text:p>BAJA_PRIO_FIB</text:p>
                <draw:g>
                  <svg:desc>Tabla2.C3:Tabla2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instancia</text:p>
                <draw:g>
                  <svg:desc>Tabla2.A4:Tabla2.A6</svg:desc>
                </draw:g>
              </table:table-cell>
              <table:table-cell office:value-type="float" office:value="8.34">
                <text:p>8.34</text:p>
                <draw:g>
                  <svg:desc>Tabla2.B4:Tabla2.B6</svg:desc>
                </draw:g>
              </table:table-cell>
              <table:table-cell office:value-type="float" office:value="8.41">
                <text:p>8.41</text:p>
                <draw:g>
                  <svg:desc>Tabla2.C4:Tabla2.C6</svg:desc>
                </draw:g>
              </table:table-cell>
            </table:table-row>
            <table:table-row>
              <table:table-cell office:value-type="string">
                <text:p>2 instancias</text:p>
              </table:table-cell>
              <table:table-cell office:value-type="float" office:value="8.56">
                <text:p>8.56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string">
                <text:p>5 instancias</text:p>
              </table:table-cell>
              <table:table-cell office:value-type="float" office:value="8.73">
                <text:p>8.73</text:p>
              </table:table-cell>
              <table:table-cell office:value-type="float" office:value="8.89">
                <text:p>8.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